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Caption" style:family="paragraph">
      <style:text-properties fo:font-size="20pt" style:font-size-asian="20pt" style:font-size-complex="20pt"/>
    </style:style>
    <style:style style:name="P3" style:parent-style-name="Caption" style:family="paragraph">
      <style:text-properties fo:font-size="20pt" style:font-size-asian="20pt" style:font-size-complex="20pt"/>
    </style:style>
    <style:style style:name="P4" style:parent-style-name="Caption" style:family="paragraph">
      <style:text-properties fo:font-size="20pt" style:font-size-asian="20pt" style:font-size-complex="20pt"/>
    </style:style>
    <style:style style:name="P5" style:parent-style-name="Caption" style:family="paragraph">
      <style:paragraph-properties fo:text-align="center"/>
      <style:text-properties fo:font-size="23pt" style:font-size-asian="23pt" style:font-size-complex="23pt"/>
    </style:style>
    <style:style style:name="P6" style:parent-style-name="Caption" style:family="paragraph">
      <style:paragraph-properties fo:text-align="center"/>
      <style:text-properties fo:font-size="23pt" style:font-size-asian="23pt" style:font-size-complex="23pt"/>
    </style:style>
    <style:style style:name="P7" style:parent-style-name="Caption" style:family="paragraph">
      <style:paragraph-properties fo:text-align="center"/>
      <style:text-properties fo:font-size="23pt" style:font-size-asian="23pt" style:font-size-complex="23pt"/>
    </style:style>
    <style:style style:name="P8" style:parent-style-name="Caption" style:family="paragraph">
      <style:paragraph-properties fo:text-align="center"/>
      <style:text-properties fo:font-size="23pt" style:font-size-asian="23pt" style:font-size-complex="23pt"/>
    </style:style>
    <style:style style:name="P9" style:parent-style-name="Caption" style:family="paragraph">
      <style:paragraph-properties fo:text-align="center"/>
      <style:text-properties fo:font-size="23pt" style:font-size-asian="23pt" style:font-size-complex="23pt"/>
    </style:style>
    <style:style style:name="P10" style:parent-style-name="Caption" style:family="paragraph">
      <style:paragraph-properties fo:text-align="center"/>
      <style:text-properties fo:font-size="23pt" style:font-size-asian="23pt" style:font-size-complex="23pt"/>
    </style:style>
    <style:style style:name="P11" style:parent-style-name="ListParagraph" style:list-style-name="LFO1" style:family="paragraph">
      <style:paragraph-properties>
        <style:tab-stops>
          <style:tab-stop style:type="left" style:position="7.3645in"/>
        </style:tab-stops>
      </style:paragraph-properties>
    </style:style>
    <style:style style:name="P12" style:parent-style-name="ListParagraph" style:family="paragraph">
      <style:paragraph-properties>
        <style:tab-stops>
          <style:tab-stop style:type="left" style:position="7.3645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left" style:position="7.8645in"/>
        </style:tab-stops>
      </style:paragraph-properties>
    </style:style>
    <style:style style:name="P14" style:parent-style-name="ListParagraph" style:list-style-name="LFO1" style:family="paragraph">
      <style:paragraph-properties>
        <style:tab-stops>
          <style:tab-stop style:type="left" style:position="7.3645in"/>
        </style:tab-stops>
      </style:paragraph-properties>
    </style:style>
    <style:style style:name="P15" style:parent-style-name="ListParagraph" style:family="paragraph">
      <style:paragraph-properties>
        <style:tab-stops>
          <style:tab-stop style:type="left" style:position="7.3645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7.8645in"/>
        </style:tab-stops>
      </style:paragraph-properties>
    </style:style>
    <style:style style:name="P17" style:parent-style-name="ListParagraph" style:list-style-name="LFO1" style:family="paragraph">
      <style:paragraph-properties>
        <style:tab-stops>
          <style:tab-stop style:type="left" style:position="7.3645in"/>
        </style:tab-stops>
      </style:paragraph-properties>
    </style:style>
    <style:style style:name="P18" style:parent-style-name="ListParagraph" style:family="paragraph">
      <style:paragraph-properties>
        <style:tab-stops>
          <style:tab-stop style:type="left" style:position="7.3645in"/>
        </style:tab-stops>
      </style:paragraph-properties>
    </style:style>
    <style:style style:name="P19" style:parent-style-name="ListParagraph" style:family="paragraph">
      <style:paragraph-properties>
        <style:tab-stops>
          <style:tab-stop style:type="left" style:position="7.3645in"/>
        </style:tab-stops>
      </style:paragraph-properties>
    </style:style>
    <style:style style:name="P20" style:parent-style-name="Normal" style:family="paragraph">
      <style:paragraph-properties fo:margin-left="7.3854in">
        <style:tab-stops/>
      </style:paragraph-properties>
    </style:style>
    <style:style style:family="graphic" style:name="a6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8" draw:id="id0" draw:style-name="a0" draw:name="Frame9" text:anchor-type="paragraph" svg:x="10.54583in" svg:y="0.00417in" svg:width="4.26042in" svg:height="0.57292in" style:rel-width="scale" style:rel-height="scale"><draw:text-box><text:p text:style-name="Framecontents"/><text:p text:style-name="P2"><text:s/>Date: 1/28/2022</text:p></draw:text-box><svg:title/><svg:desc/></draw:frame><draw:frame draw:z-index="7" draw:id="id1" draw:style-name="a1" draw:name="Frame8" text:anchor-type="paragraph" svg:x="5.27431in" svg:y="0.00417in" svg:width="4.28125in" svg:height="0.57292in" style:rel-width="scale" style:rel-height="scale"><draw:text-box><text:p text:style-name="Framecontents"/><text:p text:style-name="P3"><text:s/>Author: Hector U. Sotelo Caraballo</text:p></draw:text-box><svg:title/><svg:desc/></draw:frame><draw:frame draw:z-index="6" draw:id="id2" draw:style-name="a2" draw:name="Frame7" text:anchor-type="paragraph" svg:x="0.00417in" svg:y="0.00417in" svg:width="4.4875in" svg:height="0.57292in" style:rel-width="scale" style:rel-height="scale"><draw:text-box><text:p text:style-name="Framecontents"/><text:p text:style-name="P4"><text:s/>Topic: Website for Cleaning Company</text:p></draw:text-box><svg:title/><svg:desc/></draw:frame><draw:frame draw:z-index="2" draw:id="id3" draw:style-name="a3" draw:name="Frame3" text:anchor-type="paragraph" svg:x="0.00347in" svg:y="6.81667in" svg:width="7.61389in" svg:height="3.31806in" style:rel-width="scale" style:rel-height="scale"><draw:text-box><text:p text:style-name="P5">Causes</text:p><text:p text:style-name="Framecontents"/></draw:text-box><svg:title/><svg:desc/></draw:frame><draw:frame draw:z-index="5" draw:id="id4" draw:style-name="a4" draw:name="Frame6" text:anchor-type="paragraph" svg:x="7.61875in" svg:y="7.99375in" svg:width="7.75in" svg:height="2.14653in" style:rel-width="scale" style:rel-height="scale"><draw:text-box><text:p text:style-name="P6">Act/Standardize</text:p><text:p text:style-name="Framecontents"/></draw:text-box><svg:title/><svg:desc/></draw:frame><draw:frame draw:z-index="4" draw:id="id5" draw:style-name="a5" draw:name="Frame5" text:anchor-type="paragraph" svg:x="7.61875in" svg:y="6.03542in" svg:width="7.75in" svg:height="1.95139in" style:rel-width="scale" style:rel-height="scale"><draw:text-box><text:p text:style-name="P7">Check/Evaluate</text:p><text:p text:style-name="Framecontents"/></draw:text-box><svg:title/><svg:desc/></draw:frame><draw:frame draw:z-index="251659264" draw:id="id6" draw:style-name="a6" draw:name="Frame2" text:anchor-type="paragraph" svg:x="0.00417in" svg:y="3.3375in" svg:width="7.61389in" svg:height="3.48542in" style:rel-width="scale" style:rel-height="scale"><draw:text-box><text:p text:style-name="P8">Target</text:p><text:p text:style-name="Framecontents"/></draw:text-box><svg:title/><svg:desc/></draw:frame><draw:frame draw:z-index="251658240" draw:id="id7" draw:style-name="a7" draw:name="Frame1" text:anchor-type="paragraph" svg:x="0.00417in" svg:y="0.57708in" svg:width="7.61389in" svg:height="0.64514in" style:rel-width="scale" style:rel-height="scale"><draw:text-box><text:p text:style-name="P9">Problem Background</text:p><text:p text:style-name="Caption"/><text:p text:style-name="Framecontents"/></draw:text-box><svg:title/><svg:desc/></draw:frame><draw:frame draw:z-index="3" draw:id="id8" draw:style-name="a8" draw:name="Frame4" text:anchor-type="paragraph" svg:x="7.61875in" svg:y="0.57708in" svg:width="7.67639in" svg:height="0.64514in" style:rel-width="scale" style:rel-height="scale"><draw:text-box><text:p text:style-name="P10">Countermeasures</text:p><text:p text:style-name="Framecontents"/></draw:text-box><svg:title/><svg:desc/></draw:frame></text:p>
      <text:p text:style-name="Normal"/>
      <text:p text:style-name="Normal"/>
      <text:p text:style-name="Normal"/>
      <text:list text:style-name="LFO1" text:continue-numbering="true">
        <text:list-item>
          <text:p text:style-name="P11">People that are more<text:s/>fortunate and have money to expend on cleaning services want a more accessible and <text:s text:c="2"/><text:tab/>Make a website where info about cleaning services can be displayed. Info such as, looks, available</text:p>
        </text:list-item>
      </text:list>
      <text:p text:style-name="P12">reliable service.<text:s text:c="148"/><text:tab/>products and services, how pricing is judged, contact information, available dates.</text:p>
      <text:p text:style-name="P13"><text:tab/></text:p>
      <text:list text:style-name="LFO1" text:continue-numbering="true">
        <text:list-item>
          <text:p text:style-name="P14">This company does not<text:s/>have a website where people can see what they’re offering nor a way to contact<text:s/><text:tab/>Create a component where requests can be made directly to the company for cleaning services and such.</text:p>
        </text:list-item>
      </text:list>
      <text:p text:style-name="P15">them for their services.<text:tab/><text:tab/>This would include a calendar where available dates will be shown. The customer can then schedule their</text:p>
      <text:p text:style-name="P16"><text:tab/><text:tab/>cleaning service appointment or call/message the owner for more information.</text:p>
      <text:list text:style-name="LFO1" text:continue-numbering="true">
        <text:list-item>
          <text:p text:style-name="P17">Customers want an easier and more efficient way to schedule their cleaning services via online methods,<text:s/></text:p>
        </text:list-item>
      </text:list>
      <text:p text:style-name="P18">while still having an option to call the company itself.<text:tab/><text:tab/>The site also needs a way to send a picture and/or description of what you would want cleaned with</text:p>
      <text:p text:style-name="P19"><text:tab/><text:s/>instructions.</text:p>
      <text:p text:style-name="Normal"/>
      <text:p text:style-name="Normal"><text:tab/>The site would have another component where you could view the status of your orders, one as a</text:p>
      <text:p text:style-name="Normal"><text:tab/><text:s/>customer and another as the owner or admin.</text:p>
      <text:p text:style-name="Normal"/>
      <text:p text:style-name="Normal"><text:tab/><text:s/>An owner or admin view of the site in order to accept and manage orders and organize the calendar</text:p>
      <text:p text:style-name="Normal"><text:s/>Our target for the end of this semester is a website where you can make a request for cleaning services.<text:tab/><text:tab/><text:s/>would be required.</text:p>
      <text:p text:style-name="Normal"><text:s/>In this site, we’d like for it to have all the information of our company where you can contact us for<text:s/>people</text:p>
      <text:p text:style-name="Normal"><text:s/>who may have issues making an appointment through the site. The purpose of the site is to have a space where</text:p>
      <text:p text:style-name="Normal"><text:s/>you can make the appointment online, you can see our available services, days available, you can upload</text:p>
      <text:p text:style-name="Normal"><text:s/>pictures and/or<text:s/>descriptions of the spaces you wish to be cleaned, which based on that we will evaluate and give</text:p>
      <text:p text:style-name="Normal"><text:s/>appropriate pricing and date. After you receive pricing, you can accept the price and date or contact the company<text:line-break/><text:s/>for another available date and afterwards it will request for you to give more contact information, such as an<text:line-break/><text:s/>address or phone number.<text:line-break/><text:s/>We would also like to make a simplified version for the owner/workers to be able to use to accept and give the<text:line-break/><text:s/>prices and dates of the services they ask for.</text:p>
      <text:p text:style-name="Normal"/>
      <text:p text:style-name="Normal"/>
      <text:p text:style-name="Normal"/>
      <text:p text:style-name="Normal"/>
      <text:p text:style-name="Normal">If the cleaning service requests become more frequent than usual and easier to manage, I’d say the project would be a success.</text:p>
      <text:p text:style-name="Normal"/>
      <text:p text:style-name="Normal">If people complain about the architecture of the site or requests become harder to manage, the project<text:s/></text:p>
      <text:p text:style-name="Normal">The company does not have another way to contact it other than through facebook messages or phone calls. <text:s text:c="13"/>would be a failure.</text:p>
      <text:p text:style-name="Normal"/>
      <text:p text:style-name="Normal">Company wants a site that looks more personal, unique, and professional.</text:p>
      <text:p text:style-name="Normal">Why? Because you can only edit so much in a facebook page and<text:s/>pages can help drive sales in.<text:line-break/><text:line-break/>Customers need a better way to schedule their visits.<text:line-break/>Why? More options can mean more ways to reach out, such as completely digital.<text:tab/><text:tab/><text:tab/><text:tab/><text:s text:c="6"/>We can make changes to what pictures are shown regularly and we can also try to keep the website <text:s text:c="6"/><text:line-break/>How? Automating the process can make it feel more rewarding for a customer because progress will be seen<text:tab/><text:s text:c="6"/>looking as modern as possible.</text:p>
      <text:p text:style-name="Normal">almost instantly after scheduling and they will have a way to constantly know the status of<text:s/>their requests.<text:tab/><text:tab/><text:tab/><text:tab/></text:p>
      <text:p text:style-name="P20"><text:s text:c="7"/>Possibly add features, such as news about offers or other announcements.</text:p>
      <text:p text:style-name="Normal">The company could use another way to organize, manage and handle their orders.<text:line-break/>Why? All orders rely on message history and hearsay from calls from customers.<text:tab/><text:s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6.5354in" fo:page-height="11.693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ko Schütz-Schmuck</meta:initial-creator>
    <dc:creator>Rosamar Caraballo</dc:creator>
    <meta:creation-date>2022-01-27T00:52:00Z</meta:creation-date>
    <dc:date>2022-02-02T23:17:00Z</dc:date>
    <meta:template xlink:href="Normal" xlink:type="simple"/>
    <meta:editing-cycles>10</meta:editing-cycles>
    <meta:editing-duration>PT6600S</meta:editing-duration>
    <meta:document-statistic meta:page-count="1" meta:paragraph-count="7" meta:word-count="547" meta:character-count="3662" meta:row-count="26" meta:non-whitespace-character-count="3122"/>
  </office:meta>
</office:document-meta>
</file>